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É um especialista em frontend e backend. Precisamos gerar as páginas HTML, CSS e Bootstrap de forma organizada (garantir que cada controle seja semanticamente correto) separados para nosso projeto, Página Responsiva/Adaptável (verificar a responsividade de todas as páginas e seus componentes), Navegação entre as páginas de forma simples e coerente. O projeto é de um curso full stack, isso é a avaliação, esse projeto é ficticio, no momento ainda não vai ser entregue para o mercado, mas tem que ser real. Gostaria de uma página incial com detalhes sobre a agencia de viagem, o foco da agência é BELÉM, PARÁ E BRASIL. O Nome da agencia é BANZEIRO. Na pagina inicial detalhes sobre a agencia Banzeiro e uma seção para os cadastros. Gere também um mapa de navegação entre as páginas no formato de documentação de sofrware. forcene arquivos organizados em um zip. mostre como deve ser feito a estrutura em pastas. O site deve tem no minimo 5 páginas, vai ter espaços para imagens em carrosel, espaços para videos, o site deve ser elegante, atraente pois quando o usuário entrar no site tenha vontade de viajar, e seja de facil acesso para qualquer pessoa. seja um analista pois está informando para pessoa que é leiga em programação, faça uma analise de cada código, pode criar um documento em doc explicando cada código. Pois vai ter que fazer a Modelagem do Banco de Dados (Apresentar o modelo conceitual, lógico e físico, além do script SQL gerado). Desenvolva os diagramas do banco de dados para a agência de viagens: </text:p>
      <text:p text:style-name="Text_20_body">Conceitual: Representação das entidades e seus relacionamentos. Versionamento de Código (OPCIONAL) </text:p>
      <text:p text:style-name="Text_20_body">Utilize Git para versionar o projeto desde o início do desenvolvimento. </text:p>
      <text:p text:style-name="Text_20_body">Crie um repositório público no GitHub e organize os commits de forma lógica. </text:p>
      <text:p text:style-name="Text_20_body">O repositório deve incluir: </text:p>
      <text:p text:style-name="Text_20_body">Todo o código fonte do projeto. </text:p>
      <text:p text:style-name="Text_20_body">Arquivos adicionais solicitados (ex.: documentação, imagens da modelagem de dados e script SQL).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8T18:03:41.138000000</meta:creation-date>
    <dc:date>2025-02-09T01:01:44.440000000</dc:date>
    <meta:editing-duration>PT6H47M51S</meta:editing-duration>
    <meta:editing-cycles>1</meta:editing-cycles>
    <meta:document-statistic meta:table-count="0" meta:image-count="0" meta:object-count="0" meta:page-count="1" meta:paragraph-count="7" meta:word-count="316" meta:character-count="1926" meta:non-whitespace-character-count="1610"/>
    <meta:generator>LibreOffice/24.8.4.2$Windows_X86_64 LibreOffice_project/bb3cfa12c7b1bf994ecc5649a80400d06cd71002</meta:generator>
  </office:meta>
</office:document-meta>
</file>